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adius</text:p>
          </table:table-cell>
          <table:table-cell office:value-type="float" office:value="100">
            <text:p>100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ircumference</text:p>
          </table:table-cell>
          <table:table-cell table:formula="of:=2 * PI() *[.B1]" office:value-type="float" office:value="628.318530717959">
            <text:p>628.318530718</text:p>
          </table:table-cell>
          <table:table-cell office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inear velocity</text:p>
          </table:table-cell>
          <table:table-cell office:value-type="float" office:value="100">
            <text:p>10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RPM required</text:p>
          </table:table-cell>
          <table:table-cell table:formula="of:=([.B4]/ ([.B2]*0.001))*60" office:value-type="float" office:value="9549.29658551372">
            <text:p>9549.2965855137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11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4T11:01:54.17</meta:creation-date>
    <meta:generator>OpenOffice/4.1.10$Win32 OpenOffice.org_project/4110m2$Build-9807</meta:generator>
    <dc:date>2021-12-24T11:04:22.06</dc:date>
    <meta:editing-duration>PT2M28S</meta:editing-duration>
    <meta:editing-cycles>3</meta:editing-cycles>
    <meta:document-statistic meta:table-count="3" meta:cell-count="11" meta:object-count="0"/>
  </office:meta>
</office:document-meta>
</file>